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92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none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fill-color="#ffff00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ff00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6" style:family="table-cell">
      <loext:graphic-properties draw:fill="solid" draw:fill-color="#ffff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7" style:family="table-cell">
      <loext:graphic-properties draw:fill="none" draw:fill-color="#ffffff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8" style:family="table-cell">
      <loext:graphic-properties draw:fill="none" draw:fill-color="#ff6d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9" style:family="table-cell">
      <loext:graphic-properties draw:fill="solid" draw:fill-color="#ff6d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27cm" svg:x="1.162cm" svg:y="5.4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3" table:default-cell-style-name="ce6">
              <table:table-cell table:style-name="ce5"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1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</text:p>
          </draw:text-box>
        </draw:frame>
        <draw:frame draw:style-name="gr1" draw:text-style-name="P3" draw:layer="layout" svg:width="3.5cm" svg:height="1.17cm" svg:x="8.4cm" svg:y="1.23cm">
          <draw:text-box>
            <text:p>kernel</text:p>
          </draw:text-box>
        </draw:frame>
        <draw:custom-shape draw:style-name="gr2" draw:text-style-name="P5" draw:layer="layout" svg:width="1.5cm" svg:height="1.4cm" svg:x="15.117cm" svg:y="3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317cm" svg:y="2.244cm">
          <draw:text-box>
            <text:p>b</text:p>
          </draw:text-box>
        </draw:frame>
        <draw:custom-shape draw:style-name="gr3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7cm" svg:height="0.4cm" svg:x="12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13.9cm" svg:y="6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15.7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0.561cm" svg:y="6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 text:style-name="P1"><text:span text:style-name="T1">14</text:span></text:p>
              </table:table-cell>
              <table:table-cell table:style-name="ce8">
                <text:p text:style-name="P2"><text:span text:style-name="T1">18</text:span></text:p>
              </table:table-cell>
            </table:table-row>
            <table:table-row table:style-name="ro2">
              <table:table-cell table:style-name="ce9">
                <text:p text:style-name="P2">7</text:p>
              </table:table-cell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3" draw:text-style-name="P6" draw:layer="layout" svg:width="1.7cm" svg:height="0.4cm" svg:x="18.401cm" svg:y="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8cm" svg:height="1.105cm" svg:x="21.1cm" svg:y="8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1:25:20.406241501</dc:date>
    <meta:editing-duration>PT32M18S</meta:editing-duration>
    <meta:editing-cycles>17</meta:editing-cycles>
    <meta:generator>LibreOffice/6.3.4.2$MacOSX_X86_64 LibreOffice_project/60da17e045e08f1793c57c00ba83cdfce946d0aa</meta:generator>
    <meta:document-statistic meta:object-count="15"/>
  </office:meta>
</office:document-meta>
</file>